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4" style:family="paragraph" style:parent-style-name="Text_20_body">
      <style:paragraph-properties fo:text-align="justify" style:justify-single-word="false"/>
      <style:text-properties officeooo:paragraph-rsid="00226a2c"/>
    </style:style>
    <style:style style:name="P5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6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7" style:family="paragraph" style:parent-style-name="Title">
      <style:text-properties officeooo:rsid="0018498a" officeooo:paragraph-rsid="0018498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2a9c92" officeooo:paragraph-rsid="002a9c92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text-align="justify" style:justify-single-word="false"/>
      <style:text-properties officeooo:paragraph-rsid="002bb2bb"/>
    </style:style>
    <style:style style:name="P11" style:family="paragraph" style:parent-style-name="Text_20_body">
      <style:paragraph-properties fo:text-align="justify" style:justify-single-word="false"/>
      <style:text-properties fo:font-weight="bold" officeooo:paragraph-rsid="002a9c92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2a9c92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bold" officeooo:rsid="001be141" officeooo:paragraph-rsid="002464bb" style:font-style-asian="normal" style:font-weight-asian="bold" style:font-style-complex="normal" style:font-weight-complex="bold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2bb2bb" officeooo:paragraph-rsid="002bb2bb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2bb2bb" officeooo:paragraph-rsid="002ee16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201909" style:font-size-asian="12pt" style:font-size-complex="12pt"/>
    </style:style>
    <style:style style:name="T5" style:family="text">
      <style:text-properties style:font-name="Trebuchet MS" fo:font-size="12pt" officeooo:rsid="002793aa" style:font-size-asian="12pt" style:font-size-complex="12pt"/>
    </style:style>
    <style:style style:name="T6" style:family="text">
      <style:text-properties style:font-name="Trebuchet MS" fo:font-size="12pt" officeooo:rsid="002a9c92" style:font-size-asian="12pt" style:font-size-complex="12pt"/>
    </style:style>
    <style:style style:name="T7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9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normal" officeooo:rsid="001cd5cd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201909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226a2c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384ff1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2a9c92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2bb2bb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2ee16d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rebuchet MS" fo:font-size="12pt" fo:font-weight="bold" officeooo:rsid="00201909" style:font-size-asian="12pt" style:font-weight-asian="bold" style:font-size-complex="12pt" style:font-weight-complex="bold"/>
    </style:style>
    <style:style style:name="T19" style:family="text">
      <style:text-properties style:font-name="Trebuchet MS" fo:font-size="12pt" fo:font-weight="bold" officeooo:rsid="0020c16a" style:font-size-asian="12pt" style:font-weight-asian="bold" style:font-size-complex="12pt" style:font-weight-complex="bold"/>
    </style:style>
    <style:style style:name="T20" style:family="text">
      <style:text-properties style:font-name="Trebuchet MS" fo:font-size="12pt" fo:font-weight="bold" officeooo:rsid="002a9c92" style:font-size-asian="12pt" style:font-weight-asian="bold" style:font-size-complex="12pt" style:font-weight-complex="bold"/>
    </style:style>
    <style:style style:name="T21" style:family="text">
      <style:text-properties style:font-name="Trebuchet MS" officeooo:rsid="0019c3dc"/>
    </style:style>
    <style:style style:name="T22" style:family="text">
      <style:text-properties style:font-name="Trebuchet MS" officeooo:rsid="00384a9a"/>
    </style:style>
    <style:style style:name="T23" style:family="text">
      <style:text-properties style:font-name="Trebuchet MS" fo:font-size="14pt" style:font-size-asian="14pt" style:font-size-complex="14pt"/>
    </style:style>
    <style:style style:name="T24" style:family="text">
      <style:text-properties style:font-name="Trebuchet MS" fo:font-size="14pt" officeooo:rsid="00384a9a" style:font-size-asian="14pt" style:font-size-complex="14pt"/>
    </style:style>
    <style:style style:name="T25" style:family="text">
      <style:text-properties officeooo:rsid="0028e3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isitos de <text:span text:style-name="T25">Software</text:span></text:p>
      <text:p text:style-name="P6">Projeto Restaurantes UFG</text:p>
      <text:p text:style-name="P2">Autores:</text:p>
      <text:list xml:id="list1701823428473728093" text:style-name="L1">
        <text:list-item>
          <text:p text:style-name="P8">Samuel Junio de Almeida</text:p>
        </text:list-item>
        <text:list-item>
          <text:p text:style-name="P8">Thiago Durante Pires</text:p>
        </text:list-item>
        <text:list-item>
          <text:p text:style-name="P8">Gabriel Louzada Rascovit</text:p>
        </text:list-item>
      </text:list>
      <text:p text:style-name="P3"><text:span text:style-name="T17">Data:</text:span><text:span text:style-name="T2"> 2</text:span><text:span text:style-name="T5">1</text:span><text:span text:style-name="T2">/06/2015</text:span></text:p>
      <text:p text:style-name="P1"><text:span text:style-name="T2">Assunto: </text:span><text:span text:style-name="T8">Requisitos de sistema dos restaurantes: </text:span><text:span text:style-name="T3">Restaurantes UFG</text:span></text:p>
      <text:p text:style-name="P9">template da fábrica: https://docs.google.com/document/d/1calasHpXNbk0MKMlUYVOvTHBBxaTBfB4Jz61_Vc9u9M/edit#</text:p>
      <text:p text:style-name="P5"><text:span text:style-name="T21">P</text:span><text:span text:style-name="T1">ara o visitante</text:span></text:p>
      <text:p text:style-name="P11"><text:span text:style-name="T6">ReqSoft1</text:span></text:p>
      <text:list xml:id="list5686621406797292549" text:style-name="L3">
        <text:list-item>
          <text:p text:style-name="P15"><text:span text:style-name="T14">Descriçã</text:span><text:span text:style-name="T16">o</text:span></text:p>
          <text:list>
            <text:list-item>
              <text:p text:style-name="P15"><text:span text:style-name="T7">[TEXTO]</text:span></text:p>
            </text:list-item>
          </text:list>
        </text:list-item>
        <text:list-item>
          <text:p text:style-name="P10"><text:span text:style-name="T14">Requisitos de Qualidade</text:span></text:p>
          <text:list>
            <text:list-item>
              <text:p text:style-name="P14"><text:span text:style-name="T14">[TEXTO]</text:span></text:p>
            </text:list-item>
            <text:list-item>
              <text:p text:style-name="P14"><text:span text:style-name="T14">[TEXTO]</text:span></text:p>
            </text:list-item>
          </text:list>
        </text:list-item>
        <text:list-item>
          <text:p text:style-name="P14"><text:span text:style-name="T14">Fontes de Requisitos</text:span></text:p>
          <text:list>
            <text:list-item>
              <text:p text:style-name="P14"><text:span text:style-name="T14">[TEXTO]</text:span></text:p>
            </text:list-item>
          </text:list>
        </text:list-item>
        <text:list-item>
          <text:p text:style-name="P14"><text:span text:style-name="T14">Atores, interesses e Frequência de uso</text:span></text:p>
          <text:list>
            <text:list-item>
              <text:p text:style-name="P14"><text:span text:style-name="T7">[TEXTO]</text:span></text:p>
            </text:list-item>
          </text:list>
        </text:list-item>
        <text:list-item>
          <text:p text:style-name="P14"><text:span text:style-name="T14">Pré condições</text:span></text:p>
          <text:list>
            <text:list-item>
              <text:p text:style-name="P14"><text:span text:style-name="T14">[TEXTO]</text:span></text:p>
            </text:list-item>
          </text:list>
        </text:list-item>
        <text:list-item>
          <text:p text:style-name="P14"><text:span text:style-name="T14">Sequência típica</text:span></text:p>
          <text:list>
            <text:list-item>
              <text:p text:style-name="P14"><text:span text:style-name="T14">[TEXTO]</text:span></text:p>
            </text:list-item>
          </text:list>
        </text:list-item>
        <text:list-item>
          <text:p text:style-name="P14"><text:span text:style-name="T14">Exceções</text:span></text:p>
          <text:list>
            <text:list-item>
              <text:p text:style-name="P14"><text:span text:style-name="T14">[TEXTO]</text:span></text:p>
            </text:list-item>
          </text:list>
        </text:list-item>
      </text:list>
      <text:p text:style-name="P13"><text:span text:style-name="T24">P</text:span><text:span text:style-name="T23">ara os membros da UF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1T14:39:37.943000000</dc:date>
    <meta:editing-duration>PT40M27S</meta:editing-duration>
    <meta:editing-cycles>21</meta:editing-cycles>
    <meta:document-statistic meta:table-count="0" meta:image-count="0" meta:object-count="0" meta:page-count="1" meta:paragraph-count="27" meta:word-count="84" meta:character-count="555" meta:non-whitespace-character-count="516"/>
  </office:meta>
</office:document-meta>
</file>